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0148402646025">
            <text:p>0.12014840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wilight Madness</text:p>
          </table:table-cell>
          <table:table-cell office:value-type="float" office:value="6.5">
            <text:p>6.5</text:p>
          </table:table-cell>
          <table:table-cell office:value-type="float" office:value="0.145738207444413">
            <text:p>0.145738207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roatlash</text:p>
          </table:table-cell>
          <table:table-cell office:value-type="float" office:value="6.5">
            <text:p>6.5</text:p>
          </table:table-cell>
          <table:table-cell office:value-type="float" office:value="0.14097679826146">
            <text:p>0.1409767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0663028985351">
            <text:p>0.206630289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1933432893438">
            <text:p>0.17193343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Nevernotrememberu</text:p>
          </table:table-cell>
          <table:table-cell office:value-type="float" office:value="7.5">
            <text:p>7.5</text:p>
          </table:table-cell>
          <table:table-cell office:value-type="float" office:value="0.115804074720463">
            <text:p>0.11580407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510815253917308">
            <text:p>0.05108152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Quantum Power</text:p>
          </table:table-cell>
          <table:table-cell office:value-type="float" office:value="26">
            <text:p>26</text:p>
          </table:table-cell>
          <table:table-cell office:value-type="float" office:value="0.033941687124353">
            <text:p>0.033941687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Catch The Beast</text:p>
          </table:table-cell>
          <table:table-cell office:value-type="float" office:value="7">
            <text:p>7</text:p>
          </table:table-cell>
          <table:table-cell office:value-type="float" office:value="0.114241743251516">
            <text:p>0.114241743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t's Time Again</text:p>
          </table:table-cell>
          <table:table-cell office:value-type="float" office:value="6.5">
            <text:p>6.5</text:p>
          </table:table-cell>
          <table:table-cell office:value-type="float" office:value="0.0787336532622513">
            <text:p>0.0787336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Dappled Light</text:p>
          </table:table-cell>
          <table:table-cell office:value-type="float" office:value="8.5">
            <text:p>8.5</text:p>
          </table:table-cell>
          <table:table-cell office:value-type="float" office:value="0.115922150745917">
            <text:p>0.11592215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7566802948284">
            <text:p>0.17566802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2370775046376">
            <text:p>0.152370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Cotai Belle</text:p>
          </table:table-cell>
          <table:table-cell office:value-type="float" office:value="9">
            <text:p>9</text:p>
          </table:table-cell>
          <table:table-cell office:value-type="float" office:value="0.106630419419743">
            <text:p>0.1066304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Knockbrack Rambler</text:p>
          </table:table-cell>
          <table:table-cell office:value-type="float" office:value="29">
            <text:p>29</text:p>
          </table:table-cell>
          <table:table-cell office:value-type="float" office:value="0.0234263556155589">
            <text:p>0.023426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7473210124439">
            <text:p>0.207473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American Empire</text:p>
          </table:table-cell>
          <table:table-cell office:value-type="float" office:value="7.5">
            <text:p>7.5</text:p>
          </table:table-cell>
          <table:table-cell office:value-type="float" office:value="0.107657415777581">
            <text:p>0.1076574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Queens Venture</text:p>
          </table:table-cell>
          <table:table-cell office:value-type="float" office:value="10">
            <text:p>10</text:p>
          </table:table-cell>
          <table:table-cell office:value-type="float" office:value="0.0925780807264671">
            <text:p>0.09257808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109205444019">
            <text:p>0.13109205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09601590618206">
            <text:p>0.109601590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Lady Hornblower</text:p>
          </table:table-cell>
          <table:table-cell office:value-type="float" office:value="11">
            <text:p>11</text:p>
          </table:table-cell>
          <table:table-cell office:value-type="float" office:value="0.0899263420784351">
            <text:p>0.0899263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3848734591358">
            <text:p>0.1238487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Methgal</text:p>
          </table:table-cell>
          <table:table-cell office:value-type="float" office:value="6">
            <text:p>6</text:p>
          </table:table-cell>
          <table:table-cell office:value-type="float" office:value="0.137463222595591">
            <text:p>0.13746322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Sea Master</text:p>
          </table:table-cell>
          <table:table-cell office:value-type="float" office:value="9">
            <text:p>9</text:p>
          </table:table-cell>
          <table:table-cell office:value-type="float" office:value="0.103116177658261">
            <text:p>0.10311617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Shipshape</text:p>
          </table:table-cell>
          <table:table-cell office:value-type="float" office:value="5.5">
            <text:p>5.5</text:p>
          </table:table-cell>
          <table:table-cell office:value-type="float" office:value="0.174123294220373">
            <text:p>0.174123294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7">17/04/2026</text:date>, <text:time>08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17T08:06:16.81</dc:date>
    <dc:creator>Kieran O'Hagan</dc:creator>
    <meta:editing-duration>PT8M54S</meta:editing-duration>
    <meta:editing-cycles>14</meta:editing-cycles>
    <meta:document-statistic meta:table-count="1" meta:cell-count="6281" meta:object-count="0"/>
  </office:meta>
</office:document-meta>
</file>